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ix de la target : rating vs recommended</text:p>
      <text:p text:style-name="Standard">valeur manquantes</text:p>
      <text:p text:style-name="Standard">dupliquées</text:p>
      <text:p text:style-name="Standard">correlations</text:p>
      <text:p text:style-name="Standard">equilibrage du dataset</text:p>
      <text:p text:style-name="Standard">nombre de features + target</text:p>
      <text:p text:style-name="Standard">nombre de lignes</text:p>
      <text:p text:style-name="Standard"/>
      <text:p text:style-name="Standard"/>
      <text:p text:style-name="P1">PLAN</text:p>
      <text:p text:style-name="Standard"/>
      <text:p text:style-name="Standard">Page de garde</text:p>
      <text:p text:style-name="Standard">Sommaire</text:p>
      <text:p text:style-name="Standard">INTRODUCTION</text:p>
      <text:p text:style-name="Standard">Contexte du projet</text:p>
      <text:p text:style-name="Standard">→ Définition des besoins</text:p>
      <text:p text:style-name="Standard">→ Planning et suivi avec le client</text:p>
      <text:p text:style-name="Standard">BDD</text:p>
      <text:p text:style-name="Standard">→ Création de la BDD et import des données du fichier CSV</text:p>
      <text:p text:style-name="Standard">EDA</text:p>
      <text:p text:style-name="Standard">→ Dimensions du dataset</text:p>
      <text:p text:style-name="Standard">→ Équilibrage du dataset</text:p>
      <text:p text:style-name="Standard">Preprocessing</text:p>
      <text:p text:style-name="Standard">→ Suppression des valeurs manquantes</text:p>
      <text:p text:style-name="Standard">→ Suppression des doublons</text:p>
      <text:p text:style-name="Standard">→ Sélection des features (Tokenized, Lemmatized)</text:p>
      <text:p text:style-name="Standard">Modélisation</text:p>
      <text:p text:style-name="Standard">→ Machine Learning</text:p>
      <text:p text:style-name="Standard">→ Modèles testés</text:p>
      <text:p text:style-name="Standard">→ Deep Learning</text:p>
      <text:p text:style-name="Standard">→ Modèle sélectionné et performances du modèle</text:p>
      <text:p text:style-name="Standard">Prédiction et résultats</text:p>
      <text:p text:style-name="Standard">→ </text:p>
      <text:p text:style-name="Standard">Déploiement et monitoring du modèle</text:p>
      <text:p text:style-name="Standard">→ Pickle du modèle</text:p>
      <text:p text:style-name="Standard">→ Test unitaires</text:p>
      <text:p text:style-name="Standard">→ Streamlit</text:p>
      <text:p text:style-name="Standard">→ MLflow</text:p>
      <text:p text:style-name="Standard">CONCLUS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5T16:43:36.09</meta:creation-date>
    <dc:date>2022-10-28T16:25:00.77</dc:date>
    <meta:editing-duration>PT5H22M59S</meta:editing-duration>
    <meta:editing-cycles>9</meta:editing-cycles>
    <meta:generator>OpenOffice/4.1.10$Win32 OpenOffice.org_project/4110m2$Build-9807</meta:generator>
    <meta:document-statistic meta:table-count="0" meta:image-count="0" meta:object-count="0" meta:page-count="2" meta:paragraph-count="36" meta:word-count="119" meta:character-count="722"/>
  </office:meta>
</office:document-meta>
</file>